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style="italic" style:text-underline-style="solid" style:text-underline-width="auto" style:text-underline-color="font-color" fo:font-weight="bold" officeooo:paragraph-rsid="0004f51e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" style:family="paragraph" style:parent-style-name="Standard">
      <style:text-properties fo:language="zxx" fo:country="none" fo:font-style="italic" style:text-underline-style="solid" style:text-underline-width="auto" style:text-underline-color="font-color" fo:font-weight="bold" officeooo:paragraph-rsid="00062dc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" style:family="paragraph" style:parent-style-name="Standard">
      <style:text-properties fo:language="zxx" fo:country="none" fo:font-style="italic" style:text-underline-style="solid" style:text-underline-width="auto" style:text-underline-color="font-color" fo:font-weight="bold" officeooo:paragraph-rsid="0006383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" style:family="paragraph" style:parent-style-name="Standard">
      <style:text-properties fo:language="zxx" fo:country="none" fo:font-style="normal" style:text-underline-style="none" fo:font-weight="normal" officeooo:paragraph-rsid="00061b9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" style:family="paragraph" style:parent-style-name="Standard">
      <style:text-properties fo:language="zxx" fo:country="none" fo:font-style="normal" style:text-underline-style="none" fo:font-weight="normal" officeooo:paragraph-rsid="0006383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" style:family="paragraph" style:parent-style-name="Standard">
      <style:text-properties fo:language="zxx" fo:country="none" fo:font-style="normal" style:text-underline-style="none" fo:font-weight="normal" officeooo:paragraph-rsid="0006bfc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" style:family="paragraph" style:parent-style-name="Standard">
      <style:text-properties fo:language="zxx" fo:country="none" fo:font-style="normal" style:text-underline-style="none" fo:font-weight="normal" officeooo:paragraph-rsid="000867f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" style:family="paragraph" style:parent-style-name="Standard">
      <style:text-properties fo:language="zxx" fo:country="none" fo:font-style="normal" style:text-underline-style="none" fo:font-weight="normal" officeooo:paragraph-rsid="0009c68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9" style:family="paragraph" style:parent-style-name="Standard">
      <style:text-properties fo:language="zxx" fo:country="none" fo:font-style="normal" style:text-underline-style="none" fo:font-weight="bold" officeooo:paragraph-rsid="00061b90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" style:family="paragraph">
      <style:paragraph-properties fo:text-align="center"/>
    </style:style>
    <style:style style:name="T1" style:family="text">
      <style:text-properties officeooo:rsid="0004f51e"/>
    </style:style>
    <style:style style:name="T2" style:family="text">
      <style:text-properties officeooo:rsid="00061b90"/>
    </style:style>
    <style:style style:name="T3" style:family="text">
      <style:text-properties officeooo:rsid="00062dc7"/>
    </style:style>
    <style:style style:name="T4" style:family="text">
      <style:text-properties officeooo:rsid="00063832"/>
    </style:style>
    <style:style style:name="T5" style:family="text">
      <style:text-properties officeooo:rsid="0006bfc8"/>
    </style:style>
    <style:style style:name="T6" style:family="text">
      <style:text-properties officeooo:rsid="000867f0"/>
    </style:style>
    <style:style style:name="T7" style:family="text">
      <style:text-properties officeooo:rsid="0009c689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95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4. Mitbestimmung auf Unternehmensebene</text:span></text:p>
      <text:p text:style-name="P2"><text:span text:style-name="T3">(Im Aufsichtsrat von Kapitalgesellschaften mit mind. 501 Beschäftigten)</text:span></text:p>
      <text:p text:style-name="P1"><text:span text:style-name="T1"/></text:p>
      <text:p text:style-name="P9"><text:span text:style-name="T2"/></text:p>
      <text:p text:style-name="P9"><text:span text:style-name="T2"/></text:p>
      <text:p text:style-name="P9"><text:span text:style-name="T2">4.1 Betriebsverfassungsgesetz</text:span></text:p>
      <text:p text:style-name="P4"><text:span text:style-name="T2"/></text:p>
      <text:p text:style-name="P4"><text:span text:style-name="T2"><text:tab/>·<text:tab/>bis 2000 Beschäftigte</text:span></text:p>
      <text:p text:style-name="P4"><text:span text:style-name="T2"><text:tab/>· <text:tab/>Aufsichtsrat eine durch 3 teilbare Zahl</text:span></text:p>
      <text:p text:style-name="P4"><text:span text:style-name="T2"><text:tab/>· <text:tab/>ein Drittel Arbeitnehmer, zwei Drittel Kapitalgeber</text:span></text:p>
      <text:p text:style-name="P4"><text:span text:style-name="T2"/></text:p>
      <text:p text:style-name="P4"><text:span text:style-name="T2"/></text:p>
      <text:p text:style-name="P9"><text:span text:style-name="T2">4.2 Mitbestimmungsgesetz für Großunternehmen</text:span></text:p>
      <text:p text:style-name="P4"><text:span text:style-name="T2"/></text:p>
      <text:p text:style-name="P4"><text:span text:style-name="T2"><text:tab/>·<text:tab/>Aufsichtsrat nach Größe des UN</text:span></text:p>
      <text:p text:style-name="P4"><text:span text:style-name="T2"><text:tab/>·<text:tab/>gleiche Zahl von Arbeitnehmern und Kaptitalgeber</text:span></text:p>
      <text:p text:style-name="P4"><text:span text:style-name="T2"><text:tab/>·<text:tab/>Aufsichtsratvorsitzende Kapitalgeber, Doppelstimmrecht</text:span></text:p>
      <text:p text:style-name="P4"><text:span text:style-name="T2"/></text:p>
      <text:p text:style-name="P4"><text:span text:style-name="T2"/></text:p>
      <text:p text:style-name="P9"><text:span text:style-name="T2">4.3 Montanmitbestimmung</text:span></text:p>
      <text:p text:style-name="P4"><text:span text:style-name="T2"/></text:p>
      <text:p text:style-name="P4"><text:span text:style-name="T2"><text:tab/>·<text:tab/>Montanindustrie (Bergbau, Eisen-, Stahlindustrie)</text:span></text:p>
      <text:p text:style-name="P4"><text:span text:style-name="T2"><text:tab/>·<text:tab/>gleiche Anzahl Arbeitnehmer und Kapitalgeber sowie ein neutrales Mitglied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3"><text:span text:style-name="T4">Arbeitsgerichtsbarkeit</text:span></text:p>
      <text:p text:style-name="P5"><text:span text:style-name="T4"/></text:p>
      <text:p text:style-name="P5"><text:span text:style-name="T4">Das Arbeitsgericht ist sachlich nur zuständig für Rechte, die mit dem Arbeitsleben in Verbindung treten. </text:span></text:p>
      <text:p text:style-name="P5"><text:span text:style-name="T4">Es unterscheidet über Rechtsstreitigkeiten aus:</text:span></text:p>
      <text:p text:style-name="P5"><text:span text:style-name="T4"/></text:p>
      <text:p text:style-name="P5"><text:span text:style-name="T4"><text:tab/>·<text:tab/>Arbeitsverträgen/Ausbildungsverträgen</text:span></text:p>
      <text:p text:style-name="P5"><text:span text:style-name="T4"><text:tab/>·<text:tab/>Tarifverträgen</text:span></text:p>
      <text:p text:style-name="P5"><text:span text:style-name="T4"><text:tab/>·<text:tab/>Mitbestimmung und Mitwirkung</text:span></text:p>
      <text:p text:style-name="P5"><text:span text:style-name="T4"><text:tab/>·<text:tab/>Betriebsvereinbarungen</text:span></text:p>
      <text:p text:style-name="P5"><text:span text:style-name="T4"/></text:p>
      <text:p text:style-name="P6"><text:span text:style-name="T5">Vor dem eigentlichen Gerichtsprozess wird eine Güteverhandlung vorrangeschickt</text:span></text:p>
      <text:p text:style-name="P6"><text:span text:style-name="T5"/></text:p>
      <text:p text:style-name="P7"><text:span text:style-name="T6"/></text:p>
      <text:p text:style-name="P7"><text:span text:style-name="T6">Ziel:<text:tab/>·<text:tab/>Minimierung der Kosten</text:span></text:p>
      <text:p text:style-name="P7"><text:span text:style-name="T6"><text:tab/>·<text:tab/>Zeiteinsparung</text:span></text:p>
      <text:p text:style-name="P7"><text:span text:style-name="T6"/></text:p>
      <text:p text:style-name="P7"><text:span text:style-name="T6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draw:frame text:anchor-type="paragraph" draw:z-index="3" draw:style-name="gr2" draw:text-style-name="P10" svg:width="1.7189in" svg:height="0.3961in" svg:x="2.3362in" svg:y="2.5717in"><draw:text-box><text:p text:style-name="P10">1. Instanz</text:p><text:p text:style-name="P10">(Arbeitsgericht)</text:p></draw:text-box></draw:frame><draw:frame text:anchor-type="paragraph" draw:z-index="2" draw:style-name="gr2" draw:text-style-name="P10" svg:width="1.7189in" svg:height="0.3961in" svg:x="2.3465in" svg:y="0.0402in"><draw:text-box><text:p text:style-name="P10">3. Instanz</text:p><text:p text:style-name="P10">(Bundesarbeitsgericht)</text:p></draw:text-box></draw:frame><draw:frame text:anchor-type="paragraph" draw:z-index="1" draw:style-name="gr2" draw:text-style-name="P10" svg:width="1.7189in" svg:height="0.3961in" svg:x="2.3047in" svg:y="1.3217in"><draw:text-box><text:p text:style-name="P10">2. Instanz</text:p><text:p text:style-name="P10">(Landesarbeitsgericht)</text:p></draw:text-box></draw:frame><draw:line text:anchor-type="paragraph" draw:z-index="0" draw:style-name="gr1" draw:text-style-name="P10" svg:x1="3.1693in" svg:y1="0.4571in" svg:x2="3.1693in" svg:y2="1.2906in"><text:p/></draw:line><text:soft-page-break/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draw:line text:anchor-type="paragraph" draw:z-index="4" draw:style-name="gr1" draw:text-style-name="P10" svg:x1="3.1799in" svg:y1="0.0563in" svg:x2="3.1799in" svg:y2="0.8898in"><text:p/></draw:line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>· Verfahren vor Landes- und Bundesarbeitsgericht -&gt; Anwaltspflicht</text:span></text:p>
      <text:p text:style-name="P8"><text:span text:style-name="T7">· Landesarbeitsgericht<text:tab/> -&gt; über 600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9T13:04:52.281698980</meta:creation-date>
    <dc:date>2013-07-09T14:25:32.968783869</dc:date>
    <meta:editing-duration>PT1H5M7S</meta:editing-duration>
    <meta:editing-cycles>6</meta:editing-cycles>
    <meta:generator>LibreOfficeDev/4.1.0.0.beta1$Linux_x86 LibreOffice_project/3a2c2d2417101e45fe07cfd8358acf2204a98f3</meta:generator>
    <meta:document-statistic meta:table-count="0" meta:image-count="0" meta:object-count="0" meta:page-count="2" meta:paragraph-count="25" meta:word-count="129" meta:character-count="1110" meta:non-whitespace-character-count="989"/>
  </office:meta>
</office:document-meta>
</file>